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38in" fo:break-before="auto" style:use-optimal-row-height="tru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0.522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6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4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9" office:value-type="string">
            <text:p>FEDERATED SUNS</text:p>
          </table:table-cell>
          <table:table-cell table:style-name="ce21" table:number-columns-spanned="14" table:number-rows-spanned="1"/>
          <table:covered-table-cell table:number-columns-repeated="13" table:style-name="ce21"/>
          <table:table-cell table:style-name="ce21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8000">
            <text:p>8000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5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7500">
            <text:p>7500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1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8500">
            <text:p>850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5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9000">
            <text:p>9000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upport with JJs, BAP and AMS.</text:p>
          </table:table-cell>
          <table:table-cell table:number-columns-repeated="1009"/>
        </table:table-row>
        <table:table-row table:style-name="ro1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9500">
            <text:p>9500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1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0500">
            <text:p>10500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1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9500">
            <text:p>9500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1">
          <table:table-cell table:style-name="ce20" office:value-type="string">
            <text:p>Sentinel STN-4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0">
            <text:p>90</text:p>
          </table:table-cell>
          <table:table-cell table:style-name="ce22" office:value-type="string">
            <text:p>7 FF</text:p>
            <text:p>(125)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1 x RAC/5 (2t)</text:p>
            <text:p>1 x ERMBL</text:p>
          </table:table-cell>
          <table:table-cell table:style-name="ce22" office:value-type="string">
            <text:p>10 Double</text:p>
          </table:table-cell>
          <table:table-cell table:style-name="ce22" table:number-columns-repeated="7"/>
          <table:table-cell table:style-name="ce22" office:value-type="string">
            <text:p>Awesome RAC but in a rather limited platform.</text:p>
          </table:table-cell>
          <table:table-cell table:style-name="ce22" table:number-columns-repeated="1009"/>
        </table:table-row>
        <table:table-row table:style-name="ro6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000">
            <text:p>11000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1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1000">
            <text:p>1100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1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3000">
            <text:p>13000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5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4000">
            <text:p>14000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Range-focused striker.</text:p>
          </table:table-cell>
          <table:table-cell table:number-columns-repeated="1009"/>
        </table:table-row>
        <table:table-row table:style-name="ro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3500">
            <text:p>1350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-focused striker.</text:p>
          </table:table-cell>
          <table:table-cell table:number-columns-repeated="1009"/>
        </table:table-row>
        <table:table-row table:style-name="ro7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7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5000">
            <text:p>15000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Medium support Mech with awesome Rotary cannon.</text:p>
          </table:table-cell>
          <table:table-cell table:number-columns-repeated="1009"/>
        </table:table-row>
        <table:table-row table:style-name="ro8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6000">
            <text:p>16000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9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8000">
            <text:p>18000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5">
          <table:table-cell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21000">
            <text:p>21000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FedSuns take on the Warhammer.</text:p>
          </table:table-cell>
          <table:table-cell table:number-columns-repeated="1009"/>
        </table:table-row>
        <table:table-row table:style-name="ro5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000">
            <text:p>180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000">
            <text:p>20000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7500">
            <text:p>17500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8000">
            <text:p>18000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8000">
            <text:p>18000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500">
            <text:p>20500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5">
          <table:table-cell table:style-name="ce20" office:value-type="string">
            <text:p>Victor VTR-10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13 Std</text:p>
            <text:p>(208)</text:p>
          </table:table-cell>
          <table:table-cell table:style-name="ce22" office:value-type="float" office:value="21000">
            <text:p>21000</text:p>
          </table:table-cell>
          <table:table-cell table:style-name="ce22" office:value-type="string">
            <text:p>1 x UAC/20 (6t)</text:p>
            <text:p>2 x ERMBL</text:p>
            <text:p>1 x SSRM-4 (1t)</text:p>
          </table:table-cell>
          <table:table-cell table:style-name="ce22" office:value-type="string">
            <text:p>12 Double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6"/>
          <table:table-cell table:style-name="ce22" office:value-type="string">
            <text:p>Premier FedSuns Ass-class Brawler.</text:p>
          </table:table-cell>
          <table:table-cell table:style-name="ce22" table:number-columns-repeated="1009"/>
        </table:table-row>
        <table:table-row table:style-name="ro5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3000">
            <text:p>23000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6500">
            <text:p>26500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Assault mid-range Striker</text:p>
          </table:table-cell>
          <table:table-cell table:number-columns-repeated="1009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Energy-based Brawler</text:p>
          </table:table-cell>
          <table:table-cell table:number-columns-repeated="1009"/>
        </table:table-row>
        <table:table-row table:style-name="ro5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8500">
            <text:p>28500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9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9000">
            <text:p>29000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1" office:value-type="string">
            <text:p>Draconis Combin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3" office:value-type="string">
            <text:p>Lyran Alliance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5" office:value-type="string">
            <text:p>Capellan Confeder.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7" office:value-type="string">
            <text:p>Free Worlds League</text:p>
          </table:table-cell>
          <table:table-cell table:style-name="ce18" table:number-columns-spanned="14" table:number-rows-spanned="1"/>
          <table:covered-table-cell table:number-columns-repeated="13" table:style-name="ce18"/>
          <table:table-cell table:style-name="ce18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1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4T11:50:01.71</dc:date>
    <meta:editing-duration>P1DT14H19M41S</meta:editing-duration>
    <meta:editing-cycles>12</meta:editing-cycles>
    <meta:generator>OpenOffice.org/3.4$Win32 OpenOffice.org_project/340m1$Build-9590</meta:generator>
    <meta:document-statistic meta:table-count="5" meta:cell-count="362" meta:object-count="0"/>
  </office:meta>
</office:document-meta>
</file>